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pitch="variable"/>
    <style:font-face style:name="Courier New" svg:font-family="'Courier New'" style:font-adornments="Normal" style:font-family-generic="modern" style:font-pitch="fixed"/>
    <style:font-face style:name="DM Mono" svg:font-family="'DM Mono'" style:font-pitch="variable"/>
    <style:font-face style:name="DM Mono1" svg:font-family="'DM Mono'" style:font-family-generic="system" style:font-pitch="variable"/>
    <style:font-face style:name="Inter" svg:font-family="Inter" style:font-pitch="variable"/>
    <style:font-face style:name="Inter1" svg:font-family="Inter" style:font-family-generic="roman" style:font-pitch="variable"/>
    <style:font-face style:name="Inter2" svg:font-family="Inter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Emoji" svg:font-family="'Segoe UI Emoji'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2.7cm" fo:margin-left="-0.026cm" fo:margin-top="0cm" fo:margin-bottom="0cm" table:align="left" style:writing-mode="page"/>
    </style:style>
    <style:style style:name="Tabela1.A" style:family="table-column">
      <style:table-column-properties style:column-width="3.288cm"/>
    </style:style>
    <style:style style:name="Tabela1.B" style:family="table-column">
      <style:table-column-properties style:column-width="2.745cm"/>
    </style:style>
    <style:style style:name="Tabela1.C" style:family="table-column">
      <style:table-column-properties style:column-width="2.552cm"/>
    </style:style>
    <style:style style:name="Tabela1.D" style:family="table-column">
      <style:table-column-properties style:column-width="4.11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318cm" fo:padding-right="0.318cm" fo:padding-top="0.159cm" fo:padding-bottom="0.159cm" fo:border="none"/>
    </style:style>
    <style:style style:name="P1" style:family="paragraph" style:parent-style-name="Standard">
      <style:text-properties fo:language="pt" fo:country="BR" style:language-asian="pt" style:country-asian="BR"/>
    </style:style>
    <style:style style:name="P2" style:family="paragraph" style:parent-style-name="Standard" style:list-style-name="WWNum1">
      <loext:graphic-properties draw:fill="solid" draw:fill-color="#ffffff"/>
      <style:paragraph-properties fo:margin-top="0cm" fo:margin-bottom="0.079cm" style:contextual-spacing="false" style:line-height-at-least="0.529cm" fo:orphans="2" fo:widows="2" fo:background-color="#ffffff"/>
    </style:style>
    <style:style style:name="P3" style:family="paragraph" style:parent-style-name="Standard">
      <style:text-properties fo:color="#1a1c1e" loext:opacity="100%" style:font-name="Inter" fo:font-size="10.5pt" fo:language="pt" fo:country="BR" fo:font-weight="bold" style:font-name-asian="Inter2" style:font-size-asian="10.5pt" style:language-asian="pt" style:country-asian="BR" style:font-weight-asian="bold" fo:background-color="#ffff00"/>
    </style:style>
    <style:style style:name="P4" style:family="paragraph" style:parent-style-name="Standard">
      <style:text-properties fo:color="#1a1c1e" loext:opacity="100%" style:font-name="Inter1" fo:font-size="13.5pt" fo:language="pt" fo:country="BR" fo:font-weight="bold" style:font-name-asian="Inter2" style:font-size-asian="13.5pt" style:language-asian="pt" style:country-asian="BR" style:font-weight-asian="bold"/>
    </style:style>
    <style:style style:name="P5" style:family="paragraph" style:parent-style-name="Standard" style:list-style-name="">
      <loext:graphic-properties draw:fill="solid" draw:fill-color="#ffffff"/>
      <style:paragraph-properties fo:orphans="2" fo:widows="2" fo:background-color="#ffffff"/>
    </style:style>
    <style:style style:name="P6" style:family="paragraph" style:parent-style-name="Standard">
      <loext:graphic-properties draw:fill="solid" draw:fill-color="#ffffff"/>
      <style:paragraph-properties fo:margin-top="0.423cm" fo:margin-bottom="0.476cm" style:contextual-spacing="false" style:line-height-at-least="0.529cm" fo:orphans="2" fo:widows="2" fo:background-color="#ffffff"/>
    </style:style>
    <style:style style:name="P7" style:family="paragraph" style:parent-style-name="Standard">
      <style:paragraph-properties style:line-height-at-least="0.529cm" fo:orphans="2" fo:widows="2">
        <style:tab-stops/>
      </style:paragraph-properties>
    </style:style>
    <style:style style:name="P8" style:family="paragraph" style:parent-style-name="Standard" style:list-style-name="WWNum2">
      <loext:graphic-properties draw:fill="solid" draw:fill-color="#ffffff"/>
      <style:paragraph-properties fo:margin-top="0cm" fo:margin-bottom="0.079cm" style:contextual-spacing="false" style:line-height-at-least="0.529cm" fo:orphans="2" fo:widows="2" fo:background-color="#ffffff"/>
    </style:style>
    <style:style style:name="P9" style:family="paragraph" style:parent-style-name="Standard" style:list-style-name="WWNum3">
      <loext:graphic-properties draw:fill="solid" draw:fill-color="#ffffff"/>
      <style:paragraph-properties fo:margin-top="0cm" fo:margin-bottom="0.079cm" style:contextual-spacing="false" style:line-height-at-least="0.529cm" fo:orphans="2" fo:widows="2" fo:background-color="#ffffff"/>
    </style:style>
    <style:style style:name="P10" style:family="paragraph" style:parent-style-name="Standard">
      <style:paragraph-properties fo:orphans="2" fo:widows="2"/>
      <style:text-properties fo:language="pt" fo:country="BR" style:language-asian="pt" style:country-asian="BR"/>
    </style:style>
    <style:style style:name="P11" style:family="paragraph">
      <loext:graphic-properties draw:fill-color="#000000"/>
    </style:style>
    <style:style style:name="P12" style:family="paragraph" style:parent-style-name="Standard" style:list-style-name="WWNum4">
      <loext:graphic-properties draw:fill="solid" draw:fill-color="#ffffff"/>
      <style:paragraph-properties fo:margin-top="0cm" fo:margin-bottom="0.079cm" style:contextual-spacing="false" style:line-height-at-least="0.529cm" fo:orphans="2" fo:widows="2" fo:background-color="#ffffff"/>
    </style:style>
    <style:style style:name="P13" style:family="paragraph" style:parent-style-name="Standard">
      <style:text-properties fo:language="pt" fo:country="BR" fo:font-weight="bold" style:language-asian="pt" style:country-asian="BR" style:font-weight-asian="bold"/>
    </style:style>
    <style:style style:name="P14" style:family="paragraph" style:parent-style-name="Standard" style:list-style-name="WWNum5">
      <loext:graphic-properties draw:fill="solid" draw:fill-color="#ffffff"/>
      <style:paragraph-properties fo:margin-top="0cm" fo:margin-bottom="0.079cm" style:contextual-spacing="false" style:line-height-at-least="0.529cm" fo:orphans="2" fo:widows="2" fo:background-color="#ffffff"/>
    </style:style>
    <style:style style:name="P15" style:family="paragraph" style:parent-style-name="Standard" style:list-style-name="WWNum6">
      <loext:graphic-properties draw:fill="solid" draw:fill-color="#ffffff"/>
      <style:paragraph-properties fo:margin-top="0cm" fo:margin-bottom="0.079cm" style:contextual-spacing="false" style:line-height-at-least="0.529cm" fo:orphans="2" fo:widows="2" fo:background-color="#ffffff"/>
    </style:style>
    <style:style style:name="P16" style:family="paragraph" style:parent-style-name="Standard" style:list-style-name="WWNum7">
      <loext:graphic-properties draw:fill="solid" draw:fill-color="#ffffff"/>
      <style:paragraph-properties fo:margin-top="0cm" fo:margin-bottom="0.079cm" style:contextual-spacing="false" style:line-height-at-least="0.529cm" fo:orphans="2" fo:widows="2" fo:background-color="#ffffff"/>
    </style:style>
    <style:style style:name="P17" style:family="paragraph" style:parent-style-name="Standard" style:list-style-name="WWNum8">
      <loext:graphic-properties draw:fill="solid" draw:fill-color="#ffffff"/>
      <style:paragraph-properties fo:margin-top="0cm" fo:margin-bottom="0.079cm" style:contextual-spacing="false" style:line-height-at-least="0.529cm" fo:orphans="2" fo:widows="2" fo:background-color="#ffffff"/>
    </style:style>
    <style:style style:name="T1" style:family="text">
      <style:text-properties fo:language="pt" fo:country="BR" fo:font-weight="bold" style:language-asian="pt" style:country-asian="BR" style:font-weight-asian="bold"/>
    </style:style>
    <style:style style:name="T2" style:family="text">
      <style:text-properties style:use-window-font-color="true" loext:opacity="0%" fo:language="pt" fo:country="BR" fo:font-weight="bold" style:language-asian="pt" style:country-asian="BR" style:font-weight-asian="bold" fo:background-color="#ffff00"/>
    </style:style>
    <style:style style:name="T3" style:family="text">
      <style:text-properties fo:color="#1a1c1e" loext:opacity="100%" style:font-name="Inter" fo:font-size="10.5pt" fo:language="pt" fo:country="BR" fo:font-weight="bold" loext:char-shading-value="0" style:font-name-asian="Inter2" style:font-size-asian="10.5pt" style:language-asian="pt" style:country-asian="BR" style:font-weight-asian="bold" fo:background-color="#ffff00"/>
    </style:style>
    <style:style style:name="T4" style:family="text">
      <style:text-properties fo:language="pt" fo:country="BR" style:language-asian="pt" style:country-asian="BR"/>
    </style:style>
    <style:style style:name="T5" style:family="text">
      <style:text-properties fo:color="#1a1c1e" loext:opacity="100%" style:font-name="Inter1" fo:font-size="10.5pt" fo:language="pt" fo:country="BR" style:font-name-asian="Inter2" style:font-size-asian="10.5pt" style:language-asian="pt" style:country-asian="BR"/>
    </style:style>
    <style:style style:name="T6" style:family="text">
      <style:text-properties fo:color="#1a1c1e" loext:opacity="100%" style:font-name="Inter" fo:font-size="10.5pt" fo:language="pt" fo:country="BR" fo:font-weight="bold" fo:background-color="#ffffff" loext:char-shading-value="0" style:font-name-asian="Inter2" style:font-size-asian="10.5pt" style:language-asian="pt" style:country-asian="BR" style:font-weight-asian="bold"/>
    </style:style>
    <style:style style:name="T7" style:family="text">
      <style:text-properties fo:color="#1a1c1e" loext:opacity="100%" style:font-name="Inter" fo:font-size="12pt" fo:language="pt" fo:country="BR" fo:background-color="#ffffff" loext:char-shading-value="0" style:font-name-asian="Inter2" style:font-size-asian="12pt" style:language-asian="pt" style:country-asian="BR" style:font-size-complex="10.5pt" style:language-complex="pt" style:country-complex="BR"/>
    </style:style>
    <style:style style:name="T8" style:family="text">
      <style:text-properties fo:color="#1a1c1e" loext:opacity="100%" style:font-name="Inter1" fo:font-size="13.5pt" fo:language="pt" fo:country="BR" fo:font-weight="bold" style:font-name-asian="Inter2" style:font-size-asian="13.5pt" style:language-asian="pt" style:country-asian="BR" style:font-weight-asian="bold"/>
    </style:style>
    <style:style style:name="T9" style:family="text">
      <style:text-properties fo:color="#1a1c1e" loext:opacity="100%" style:font-name="Inter1" fo:font-size="10.5pt" fo:language="pt" fo:country="BR" fo:font-weight="bold" style:font-name-asian="Inter2" style:font-size-asian="10.5pt" style:language-asian="pt" style:country-asian="BR" style:font-weight-asian="bold"/>
    </style:style>
    <style:style style:name="T10" style:family="text">
      <style:text-properties fo:color="#1a1c1e" loext:opacity="100%" style:font-name="Inter" fo:font-size="10.5pt" fo:language="pt" fo:country="BR" fo:background-color="#ffffff" loext:char-shading-value="0" style:font-name-asian="Inter2" style:font-size-asian="10.5pt" style:language-asian="pt" style:country-asian="BR"/>
    </style:style>
    <style:style style:name="T11" style:family="text">
      <style:text-properties fo:language="pt" fo:country="BR"/>
    </style:style>
    <style:style style:name="T12" style:family="text">
      <style:text-properties fo:color="#1a1c1e" loext:opacity="100%" style:font-name="Inter" fo:font-size="10.5pt" fo:language="pt" fo:country="BR" fo:font-weight="bold" style:font-name-asian="Inter2" style:font-size-asian="10.5pt" style:language-asian="pt" style:country-asian="BR" style:font-weight-asian="bold"/>
    </style:style>
    <style:style style:name="T13" style:family="text">
      <style:text-properties fo:color="#1a1c1e" loext:opacity="100%" style:font-name="Inter" fo:font-size="10.5pt" fo:language="pt" fo:country="BR" style:font-name-asian="Inter2" style:font-size-asian="10.5pt" style:language-asian="pt" style:country-asian="BR"/>
    </style:style>
    <style:style style:name="T14" style:family="text">
      <style:text-properties fo:color="#1a1c1e" loext:opacity="100%" style:font-name="Inter" fo:font-size="10.5pt" fo:language="pt" fo:country="BR" fo:font-style="italic" fo:background-color="#ffffff" loext:char-shading-value="0" style:font-name-asian="Inter2" style:font-size-asian="10.5pt" style:language-asian="pt" style:country-asian="BR" style:font-style-asian="italic"/>
    </style:style>
    <style:style style:name="T15" style:family="text">
      <style:text-properties fo:color="#1a1c1e" loext:opacity="100%" style:font-name="Inter1" fo:font-size="13.5pt" fo:language="pt" fo:country="BR" fo:font-weight="bold" style:font-name-asian="Inter2" style:font-size-asian="13.5pt" style:language-asian="pt" style:country-asian="BR" style:font-weight-asian="bold" style:language-complex="pt" style:country-complex="BR"/>
    </style:style>
    <style:style style:name="T16" style:family="text">
      <style:text-properties fo:color="#1a1c1e" loext:opacity="100%" style:font-name="Segoe UI Emoji" fo:font-size="12pt" fo:language="pt" fo:country="BR" fo:background-color="#ffffff" loext:char-shading-value="0" style:font-name-asian="Inter2" style:font-size-asian="12pt" style:language-asian="pt" style:country-asian="BR" style:font-size-complex="13.5pt" style:language-complex="pt" style:country-complex="BR" style:font-weight-complex="bold"/>
    </style:style>
    <style:style style:name="T17" style:family="text">
      <style:text-properties fo:color="#1a1c1e" loext:opacity="100%" style:font-name="Inter" fo:font-size="13.5pt" fo:language="pt" fo:country="BR" fo:font-weight="bold" fo:background-color="#ffffff" loext:char-shading-value="0" style:font-name-asian="Inter2" style:font-size-asian="13.5pt" style:language-asian="pt" style:country-asian="BR" style:font-weight-asian="bold"/>
    </style:style>
    <style:style style:name="T18" style:family="text">
      <style:text-properties fo:color="#1a1c1e" loext:opacity="100%" style:font-name="Inter" fo:font-size="10.5pt" fo:language="pt" fo:country="BR" officeooo:rsid="001225f0" fo:background-color="#ffffff" loext:char-shading-value="0" style:font-name-asian="Inter2" style:font-size-asian="10.5pt" style:language-asian="pt" style:country-asian="BR"/>
    </style:style>
    <style:style style:name="T19" style:family="text">
      <style:text-properties fo:color="#1a1c1e" loext:opacity="100%" style:font-name="Inter" fo:font-size="12pt" fo:language="pt" fo:country="BR" fo:background-color="#ffffff" loext:char-shading-value="0" style:font-name-asian="Inter2" style:font-size-asian="12pt" style:language-asian="pt" style:country-asian="BR" style:font-size-complex="10.5pt" style:language-complex="pt" style:country-complex="BR" style:font-weight-complex="bold"/>
    </style:style>
    <style:style style:name="T20" style:family="text">
      <style:text-properties fo:color="#1a1c1e" loext:opacity="100%" style:font-name="Inter" fo:font-size="10.5pt" fo:language="pt" fo:country="BR" officeooo:rsid="001394dc" fo:background-color="#ffffff" loext:char-shading-value="0" style:font-name-asian="Inter2" style:font-size-asian="10.5pt" style:language-asian="pt" style:country-asian="BR"/>
    </style:style>
    <style:style style:name="T21" style:family="text">
      <style:text-properties fo:color="#1a1c1e" loext:opacity="100%" style:font-name="Inter" fo:font-size="12pt" fo:language="pt" fo:country="BR" officeooo:rsid="001394dc" fo:background-color="#ffffff" loext:char-shading-value="0" style:font-name-asian="Inter2" style:font-size-asian="12pt" style:language-asian="pt" style:country-asian="BR" style:font-size-complex="10.5pt" style:language-complex="pt" style:country-complex="BR"/>
    </style:style>
    <style:style style:name="T22" style:family="text">
      <style:text-properties fo:color="#32302c" loext:opacity="100%" style:font-name="DM Mono" fo:font-size="10.5pt" fo:language="pt" fo:country="BR" fo:background-color="#e4e4e2" loext:char-shading-value="0" style:font-name-asian="DM Mono1" style:font-size-asian="10.5pt" style:language-asian="pt" style:country-asian="BR"/>
    </style:style>
    <style:style style:name="gr1" style:family="graphic">
      <style:graphic-properties draw:stroke="none" svg:stroke-width="0.026cm" svg:stroke-color="#000000" draw:fill-color="#000000" fo:min-height="0cm" fo:min-width="0c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2">18) </text:span><text:span text:style-name="T3">Minerador de Inteligência Hospitalar. Ele vai percorrer todos os arquivos de 2023 a 2025 no seu drive D: e extrair:</text:span></text:p>
      <text:p text:style-name="P1" loext:marker-style-name="T4"/>
      <text:list text:style-name="WWNum1">
        <text:list-item>
          <text:p text:style-name="P2" loext:marker-style-name="T5"><text:span text:style-name="T6">Métricas Quantitativas:</text:span><text:span text:style-name="T7"> Média, Min, Max e Desvio Padrão de Idade, Permanência e Gravidade.</text:span></text:p>
        </text:list-item>
        <text:list-item>
          <text:p text:style-name="P2" loext:marker-style-name="T5"><text:span text:style-name="T6">Métricas Categóricas:</text:span><text:span text:style-name="T7"> Perfil dos CIDs (Top 5 causas de internação) por período.</text:span></text:p>
        </text:list-item>
        <text:list-item>
          <text:p text:style-name="P2" loext:marker-style-name="T5"><text:span text:style-name="T6">Estimativa de Capacidade (Leitos):</text:span><text:span text:style-name="T7"> O script calcula a </text:span><text:span text:style-name="T6">Ocupação Simultânea Máxima</text:span><text:span text:style-name="T7"> por Unidade de Saúde (CGC_HOSP), o que permite estimar quantos leitos cada hospital de Juiz de Fora possui de fato.</text:span></text:p>
        </text:list-item>
        <text:list-item>
          <text:p text:style-name="P2" loext:marker-style-name="T5"><text:span text:style-name="T6">Visão por Unidade:</text:span><text:span text:style-name="T7"> Quantos pacientes cada hospital atende e qual a complexidade média de cada um.</text:span></text:p>
        </text:list-item>
      </text:list>
      <text:p text:style-name="Standard"/>
      <text:p text:style-name="Standard"/>
      <text:p text:style-name="P3" loext:marker-style-name="T1">19) 📊 Relatório de Auditoria Estatística: Rede Hospitalar de Juiz de Fora (2023-2025)</text:p>
      <text:p text:style-name="P4" loext:marker-style-name="T8"/>
      <text:h text:style-name="P5" text:outline-level="4" loext:marker-style-name="T9"><text:span text:style-name="T6">1. Panorama Geral da Demanda</text:span><text:span text:style-name="T6"/></text:h>
      <text:p text:style-name="P6" loext:marker-style-name="T5"><text:span text:style-name="T10">A rede de Juiz de Fora apresenta uma carga de trabalho massiva e constante, com flutuações sazonais importantes:</text:span><text:span text:style-name="T10"/></text:p>
      <text:list text:continue-numbering="true" text:style-name="WWNum1">
        <text:list-item>
          <text:p text:style-name="P2" loext:marker-style-name="T5"><text:span text:style-name="T6">Volume Mensal:</text:span><text:span text:style-name="T7"> A média de internações gira em torno de </text:span><text:span text:style-name="T6">4.400 pacientes/mês</text:span><text:span text:style-name="T10">.</text:span></text:p>
        </text:list-item>
        <text:list-item>
          <text:p text:style-name="P2" loext:marker-style-name="T5"><text:span text:style-name="T6">Pico Histórico Detectado:</text:span><text:span text:style-name="T7"> Março de 2024 registrou </text:span><text:span text:style-name="T6">5.019 internações</text:span><text:span text:style-name="T10">, coincidindo com surtos sazonais (ver análise de CID).</text:span></text:p>
        </text:list-item>
        <text:list-item>
          <text:p text:style-name="P2" loext:marker-style-name="T5"><text:span text:style-name="T6">Heterogeneidade da População:</text:span><text:span text:style-name="T7"> A idade média é de </text:span><text:span text:style-name="T6">48,5 anos</text:span><text:span text:style-name="T10">, mas com um </text:span><text:span text:style-name="T6">Desvio Padrão (Std) de 23,5 anos</text:span><text:span text:style-name="T10">. Isso indica uma população extremamente diversificada, desde neonatos até idosos centenários, o que exige que o otimizador trate tempos de recuperação muito distintos.</text:span></text:p>
        </text:list-item>
      </text:list>
      <text:h text:style-name="P5" text:outline-level="4" loext:marker-style-name="T9"><text:span text:style-name="T6">2. Análise das Variáveis do Otimizador (Inputs)</text:span><text:span text:style-name="T6"/></text:h>
      <text:p text:style-name="P6" loext:marker-style-name="T5"><text:span text:style-name="T10">Abaixo, a caracterização das variáveis que alimentam o NSGA-II e o GDE3:</text:span><text:span text:style-name="T10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 loext:marker-style-name="T11"><text:span text:style-name="T12">Variável</text:span><text:span text:style-name="T12"/></text:p>
          </table:table-cell>
          <table:table-cell table:style-name="Tabela1.A1" office:value-type="string">
            <text:p text:style-name="P7" loext:marker-style-name="T11"><text:span text:style-name="T12">Média</text:span><text:span text:style-name="T12"/></text:p>
          </table:table-cell>
          <table:table-cell table:style-name="Tabela1.A1" office:value-type="string">
            <text:p text:style-name="P7" loext:marker-style-name="T11"><text:span text:style-name="T12">Variação (Min-Max)</text:span><text:span text:style-name="T12"/></text:p>
          </table:table-cell>
          <table:table-cell table:style-name="Tabela1.A1" office:value-type="string">
            <text:p text:style-name="P7" loext:marker-style-name="T11"><text:span text:style-name="T12">Impacto no Otimizador</text:span><text:span text:style-name="T12"/></text:p>
          </table:table-cell>
        </table:table-row>
        <table:table-row table:style-name="Tabela1.1">
          <table:table-cell table:style-name="Tabela1.A1" office:value-type="string">
            <text:p text:style-name="P7" loext:marker-style-name="T11"><text:span text:style-name="T12">Idade</text:span><text:span text:style-name="T12"/></text:p>
          </table:table-cell>
          <table:table-cell table:style-name="Tabela1.A1" office:value-type="string">
            <text:p text:style-name="P7" loext:marker-style-name="T11"><text:span text:style-name="T13">48,2 anos</text:span><text:span text:style-name="T13"/></text:p>
          </table:table-cell>
          <table:table-cell table:style-name="Tabela1.A1" office:value-type="string">
            <text:p text:style-name="P7" loext:marker-style-name="T11"><text:span text:style-name="T13">0 - 99 anos</text:span><text:span text:style-name="T13"/></text:p>
          </table:table-cell>
          <table:table-cell table:style-name="Tabela1.A1" office:value-type="string">
            <text:p text:style-name="P7" loext:marker-style-name="T11"><text:span text:style-name="T13">Define o bônus de gravidade (&gt;70 anos).</text:span><text:span text:style-name="T13"/></text:p>
          </table:table-cell>
        </table:table-row>
        <table:table-row table:style-name="Tabela1.1">
          <table:table-cell table:style-name="Tabela1.A1" office:value-type="string">
            <text:p text:style-name="P7" loext:marker-style-name="T11"><text:span text:style-name="T12">LOS (Permanência)</text:span><text:span text:style-name="T12"/></text:p>
          </table:table-cell>
          <table:table-cell table:style-name="Tabela1.A1" office:value-type="string">
            <text:p text:style-name="P7" loext:marker-style-name="T11"><text:span text:style-name="T12">167,3 horas</text:span><text:span text:style-name="T12"/></text:p>
          </table:table-cell>
          <table:table-cell table:style-name="Tabela1.A1" office:value-type="string">
            <text:p text:style-name="P7" loext:marker-style-name="T11"><text:span text:style-name="T13">24h - </text:span><text:span text:style-name="T12">8.112h</text:span></text:p>
          </table:table-cell>
          <table:table-cell table:style-name="Tabela1.A1" office:value-type="string">
            <text:p text:style-name="P7" loext:marker-style-name="T11"><text:span text:style-name="T13">O "Oráculo". Outliers de 8 mil horas travam leitos por meses.</text:span><text:span text:style-name="T13"/></text:p>
          </table:table-cell>
        </table:table-row>
        <table:table-row table:style-name="Tabela1.1">
          <table:table-cell table:style-name="Tabela1.A1" office:value-type="string">
            <text:p text:style-name="P7" loext:marker-style-name="T11"><text:span text:style-name="T12">Gravidade </text:span><text:soft-page-break/><text:span text:style-name="T12">Score</text:span><text:span text:style-name="T12"/></text:p>
          </table:table-cell>
          <table:table-cell table:style-name="Tabela1.A1" office:value-type="string">
            <text:p text:style-name="P7" loext:marker-style-name="T11"><text:span text:style-name="T13">3.75</text:span><text:span text:style-name="T13"/></text:p>
          </table:table-cell>
          <table:table-cell table:style-name="Tabela1.A1" office:value-type="string">
            <text:p text:style-name="P7" loext:marker-style-name="T11"><text:span text:style-name="T13">3.0 - 10.0</text:span><text:span text:style-name="T13"/></text:p>
          </table:table-cell>
          <table:table-cell table:style-name="Tabela1.A1" office:value-type="string">
            <text:p text:style-name="P7" loext:marker-style-name="T11"><text:span text:style-name="T13">Guia a ética de </text:span><text:soft-page-break/><text:span text:style-name="T13">priorização da fila.</text:span><text:span text:style-name="T13"/></text:p>
          </table:table-cell>
        </table:table-row>
        <table:table-row table:style-name="Tabela1.1">
          <table:table-cell table:style-name="Tabela1.A1" office:value-type="string">
            <text:p text:style-name="P7" loext:marker-style-name="T11"><text:span text:style-name="T12">Complexidade</text:span><text:span text:style-name="T12"/></text:p>
          </table:table-cell>
          <table:table-cell table:style-name="Tabela1.A1" office:value-type="string">
            <text:p text:style-name="P7" loext:marker-style-name="T11"><text:span text:style-name="T13">Majoritária: Média</text:span><text:span text:style-name="T13"/></text:p>
          </table:table-cell>
          <table:table-cell table:style-name="Tabela1.A1" office:value-type="string">
            <text:p text:style-name="P7" loext:marker-style-name="T11"><text:span text:style-name="T13">02 (Média) e 03 (Alta)</text:span><text:span text:style-name="T13"/></text:p>
          </table:table-cell>
          <table:table-cell table:style-name="Tabela1.A1" office:value-type="string">
            <text:p text:style-name="P7" loext:marker-style-name="T11"><text:span text:style-name="T13">Define a base do score de prioridade.</text:span><text:span text:style-name="T13"/></text:p>
          </table:table-cell>
        </table:table-row>
      </table:table>
      <text:h text:style-name="P5" text:outline-level="4" loext:marker-style-name="T9"><text:span text:style-name="T6">3. Perfil Epidemiológico (Variáveis Categóricas - CID-10)</text:span><text:span text:style-name="T6"/></text:h>
      <text:p text:style-name="P6" loext:marker-style-name="T5"><text:span text:style-name="T10">A análise dos Top CIDs revela a natureza da ocupação dos leitos em JF:</text:span><text:span text:style-name="T10"/></text:p>
      <text:list text:style-name="WWNum2">
        <text:list-item>
          <text:p text:style-name="P8" loext:marker-style-name="T5"><text:span text:style-name="T6">O800 / O820 (Partos/Cesáreas):</text:span><text:span text:style-name="T7"> Alta frequência, mas geralmente baixa permanência e baixa gravidade.</text:span></text:p>
        </text:list-item>
        <text:list-item>
          <text:p text:style-name="P8" loext:marker-style-name="T5"><text:span text:style-name="T6">I200 (Angina Inestável) / I64 (AVC):</text:span><text:span text:style-name="T7"> Casos de </text:span><text:span text:style-name="T6">Alta Gravidade</text:span><text:span text:style-name="T7"> que exigem entrada imediata e ocupam leitos críticos.</text:span></text:p>
        </text:list-item>
        <text:list-item>
          <text:p text:style-name="P8" loext:marker-style-name="T5"><text:span text:style-name="T6">A90 (Dengue Clássica):</text:span><text:span text:style-name="T7"> Aparece com força nos logs de 2024, explicando os picos de demanda (Cenário Overload).</text:span></text:p>
        </text:list-item>
        <text:list-item>
          <text:p text:style-name="P8" loext:marker-style-name="T5"><text:span text:style-name="T6">N390 (Infecção Urinária):</text:span><text:span text:style-name="T7"> Causa comum de internação de idosos, elevando o score de gravidade no sistema.</text:span></text:p>
        </text:list-item>
      </text:list>
      <text:h text:style-name="P5" text:outline-level="4" loext:marker-style-name="T9"><text:span text:style-name="T6">4. Estimativa de Capacidade Física (O "X" da Questão)</text:span><text:span text:style-name="T6"/></text:h>
      <text:p text:style-name="P6" loext:marker-style-name="T5"><text:span text:style-name="T10">Este é o dado mais importante para o seu teste de "mês inteiro":</text:span><text:span text:style-name="T10"/></text:p>
      <text:list text:style-name="WWNum3">
        <text:list-item>
          <text:p text:style-name="P9" loext:marker-style-name="T5"><text:span text:style-name="T6">Pico de Leitos Necessários (JF Total): 2.856 leitos.</text:span><text:span text:style-name="T6"/></text:p>
          <text:list>
            <text:list-item>
              <text:p text:style-name="P9" loext:marker-style-name="T5"><text:span text:style-name="T14">O que isso significa:</text:span><text:span text:style-name="T7"> Para que nenhum paciente esperasse um único minuto em Juiz de Fora (atendimento imediato para todos), a rede precisaria de 2.856 leitos ativos simultaneamente.</text:span></text:p>
            </text:list-item>
          </text:list>
        </text:list-item>
        <text:list-item>
          <text:p text:style-name="P9" loext:marker-style-name="T5"><text:span text:style-name="T6">Capacidade por Unidade (Exemplos):</text:span><text:span text:style-name="T6"/></text:p>
          <text:list>
            <text:list-item>
              <text:p text:style-name="P9" loext:marker-style-name="T5"><text:span text:style-name="T6">Unidade CNPJ ...0228:</text:span><text:span text:style-name="T7"> É a unidade mais robusta da rede. Apresenta uma permanência média (LOS) de </text:span><text:span text:style-name="T6">496 horas</text:span><text:span text:style-name="T7"> (aprox. 20 dias) e um pico de ocupação simultânea de </text:span><text:span text:style-name="T6">201 leitos</text:span><text:span text:style-name="T10">. Esta unidade sozinha exige um otimizador complexo para gerir sua agenda.</text:span></text:p>
            </text:list-item>
            <text:list-item>
              <text:p text:style-name="P9" loext:marker-style-name="T5"><text:span text:style-name="T6">Unidade CNPJ ...0172:</text:span><text:span text:style-name="T7"> Atende o maior volume de pacientes (1.000+), mas com LOS menor (143h), sugerindo um perfil de hospital de pronto-atendimento/urgência.</text:span></text:p>
            </text:list-item>
          </text:list>
        </text:list-item>
      </text:list>
      <text:p text:style-name="P10" loext:marker-style-name="T4"><draw:custom-shape text:anchor-type="char" draw:z-index="0" draw:name="Forma1" draw:style-name="gr1" draw:text-style-name="P11" svg:width="0cm" svg:height="0.054cm" svg:x="0cm" svg:y="0cm"><text:p/><draw:enhanced-geometry svg:viewBox="0 0 21600 21600" draw:type="rectangle" draw:enhanced-path="M 0 0 L 21600 0 21600 21600 0 21600 0 0 Z N"/></draw:custom-shape></text:p>
      <text:h text:style-name="P5" text:outline-level="3" loext:marker-style-name="T15"><text:span text:style-name="T16">🧠</text:span><text:span text:style-name="T17"> Diagnóstico de Auditor para o Artigo (Insights Acadêmicos)</text:span></text:h>
      <text:p text:style-name="P6" loext:marker-style-name="T5"><text:span text:style-name="T18">Alguns</text:span><text:span text:style-name="T10"> achados para "enquadrar" </text:span><text:span text:style-name="T18">o</text:span><text:span text:style-name="T10"> experimento:</text:span></text:p>
      <text:list text:style-name="WWNum4">
        <text:list-item>
          <text:p text:style-name="P12" loext:marker-style-name="T5"><text:span text:style-name="T6">Justificativa dos "12 Leitos":</text:span><text:span text:style-name="T6"/></text:p>
          <text:list>
            <text:list-item>
              <text:p text:style-name="P12" loext:marker-style-name="T5"><text:span text:style-name="T10">"Neste estudo, o cenário de 12 leitos foi modelado para representar uma </text:span><text:span text:style-name="T6">unidade de internação específica (ward)</text:span><text:span text:style-name="T7"> de alta complexidade dentro de um hospital de grande porte, e não a rede total de Juiz de Fora, que, conforme nosso </text:span><text:span text:style-name="T14">profiling</text:span><text:span text:style-name="T7"> estatístico, demanda picos de até 201 leitos simultâneos por unidade (Hospital de Referência Regional)."</text:span></text:p>
            </text:list-item>
          </text:list>
        </text:list-item>
        <text:list-item>
          <text:p text:style-name="P12" loext:marker-style-name="T5"><text:span text:style-name="T6">O Fenômeno da Insolvência (8.112 horas):</text:span><text:span text:style-name="T6"/></text:p>
          <text:list>
            <text:list-item>
              <text:p text:style-name="P12" loext:marker-style-name="T5"><text:soft-page-break/><text:span text:style-name="T10">"Detectamos internações reais de até </text:span><text:span text:style-name="T6">8.112 horas</text:span><text:span text:style-name="T10">. Tais casos tornam o planejamento de longo prazo impossível para gestores humanos, pois um único paciente pode sequestrar 8% da capacidade total de uma ala de 12 leitos por quase um ano, justificando a necessidade de algoritmos evolutivos para redistribuição dinâmica de carga."</text:span></text:p>
            </text:list-item>
          </text:list>
        </text:list-item>
        <text:list-item>
          <text:p text:style-name="P12" loext:marker-style-name="T5"><text:span text:style-name="T6">A Fragilidade Ética:</text:span><text:span text:style-name="T6"/></text:p>
          <text:list>
            <text:list-item>
              <text:p text:style-name="P12" loext:marker-style-name="T5"><text:span text:style-name="T10">"A análise de dados brutos mostrou que pacientes graves (G:7+) têm esperas médias elevadas nos logs reais. O uso do framework proposto provou ser capaz de inverter essa tendência, priorizando a gravidade sem colapsar a eficiência total do hospital."</text:span><text:span text:style-name="T10"/></text:p>
            </text:list-item>
          </text:list>
        </text:list-item>
      </text:list>
      <text:p text:style-name="P1" loext:marker-style-name="T4"/>
      <text:p text:style-name="P13" loext:marker-style-name="T1"/>
      <text:p text:style-name="Standard" loext:marker-style-name="T1"><text:span text:style-name="T2">20) RUÍDOS NA BASE:</text:span><text:span text:style-name="T2"/></text:p>
      <text:p text:style-name="P1" loext:marker-style-name="T4"/>
      <text:h text:style-name="P5" text:outline-level="3" loext:marker-style-name="T8"><text:span text:style-name="T17">1. O que são esses dados? (A Visão do Auditor)</text:span></text:h>
      <text:p text:style-name="P6" loext:marker-style-name="T5"><text:span text:style-name="T18">Encontramos</text:span><text:span text:style-name="T10"> múltiplos registros para a </text:span><text:span text:style-name="T6">mesma AIH (id_paciente: 3124125623784)</text:span><text:span text:style-name="T10">. No SIH-SUS, isso geralmente acontece por dois motivos:</text:span></text:p>
      <text:list text:style-name="WWNum5">
        <text:list-item>
          <text:p text:style-name="P14" loext:marker-style-name="T5"><text:span text:style-name="T6">AIH de Continuidade (Longa Permanência):</text:span><text:span text:style-name="T7"> Quando um paciente fica muitos meses internado, o hospital encerra uma "folha de faturamento" e abre outra para continuar recebendo do governo. Isso gera várias linhas com o mesmo ID, mas períodos diferentes.</text:span></text:p>
        </text:list-item>
        <text:list-item>
          <text:p text:style-name="P14" loext:marker-style-name="T5"><text:span text:style-name="T6">Desdobramentos:</text:span><text:span text:style-name="T7"> O paciente mudou de procedimento ou de leito dentro da mesma internação, gerando registros espelhados.</text:span></text:p>
        </text:list-item>
      </text:list>
      <text:h text:style-name="P5" text:outline-level="3" loext:marker-style-name="T8"><text:span text:style-name="T17">2. O Problema do "Tempo de Chegada 720.0"</text:span><text:span text:style-name="T17"/></text:h>
      <text:p text:style-name="P6" loext:marker-style-name="T5"><text:span text:style-name="T10">Observe que todos chegaram na hora </text:span><text:span text:style-name="T6">720.0</text:span><text:span text:style-name="T10">.</text:span></text:p>
      <text:list text:style-name="WWNum6">
        <text:list-item>
          <text:p text:style-name="P15" loext:marker-style-name="T5"><text:span text:style-name="T10">Em um mês de 30 dias, a hora 720 é exatamente o </text:span><text:span text:style-name="T19">último segundo do mês</text:span><text:span text:style-name="T7"> (30 dias × 24h = 720).</text:span></text:p>
        </text:list-item>
        <text:list-item>
          <text:p text:style-name="P15" loext:marker-style-name="T5"><text:span text:style-name="T6">Diagnóstico:</text:span><text:span text:style-name="T7"> Esses pacientes não "chegaram" na hora 720. Eles já estavam internados e o sistema registrou a renovação administrativa deles no fechamento do faturamento mensal.</text:span></text:p>
        </text:list-item>
      </text:list>
      <text:h text:style-name="P5" text:outline-level="3" loext:marker-style-name="T8"><text:span text:style-name="T17">3. Por que isso "quebra" o Otimizador?</text:span></text:h>
      <text:p text:style-name="P6" loext:marker-style-name="T5"><text:span text:style-name="T10">Se </text:span><text:span text:style-name="T20">injetarmos</text:span><text:span text:style-name="T10"> esses dados como estão no NSGA-II ou no GDE3, o algoritmo vai cometer erros graves de interpretação:</text:span></text:p>
      <text:list text:style-name="WWNum7">
        <text:list-item>
          <text:p text:style-name="P16" loext:marker-style-name="T5"><text:span text:style-name="T6">Explosão de Demanda Fictícia:</text:span><text:span text:style-name="T7"> O otimizador vai achar que chegaram </text:span><text:span text:style-name="T6">16 pacientes diferentes</text:span><text:span text:style-name="T7"> exatamente no mesmo segundo (hora 720), todos precisando de leitos de UTI ao mesmo tempo.</text:span></text:p>
        </text:list-item>
        <text:list-item>
          <text:p text:style-name="P16" loext:marker-style-name="T5"><text:span text:style-name="T6">Superlotação Artificial:</text:span><text:span text:style-name="T7"> Como a maioria desses registros pede entre 672h e 744h (quase um mês cada), o algoritmo tentará alocar </text:span><text:span text:style-name="T6">16 leitos simultâneos para apenas 1 pessoa real</text:span><text:span text:style-name="T10">. Isso fará com que o hospital pareça estar com 100% de ocupação.</text:span></text:p>
        </text:list-item>
        <text:list-item>
          <text:p text:style-name="P16" loext:marker-style-name="T5"><text:soft-page-break/><text:span text:style-name="T6">Conflito de Identidade:</text:span><text:span text:style-name="T7"> Para o algoritmo, são 16 variáveis de decisão, mas na vida real, é apenas um leito ocupado por um longo período.</text:span></text:p>
        </text:list-item>
      </text:list>
      <text:h text:style-name="P5" text:outline-level="3" loext:marker-style-name="T8"><text:span text:style-name="T17">4. Como resolver para o Artigo (Data Cleaning)</text:span></text:h>
      <text:p text:style-name="P6" loext:marker-style-name="T5"><text:span text:style-name="T10">Para que a análise de </text:span><text:span text:style-name="T6">Disponibilidade de Leitos</text:span><text:span text:style-name="T7"> e o </text:span><text:span text:style-name="T6">Oráculo</text:span><text:span text:style-name="T7"> sejam honestos, </text:span><text:span text:style-name="T21">precisamos</text:span><text:span text:style-name="T7"> de uma etapa de </text:span><text:span text:style-name="T6">De-duplicação e Consolidação</text:span><text:span text:style-name="T10">.</text:span></text:p>
      <text:p text:style-name="P6" loext:marker-style-name="T5"><text:span text:style-name="T6">Regra sugerida para o script:</text:span><text:span text:style-name="T10"><text:line-break/>Sempre que encontrar o mesmo </text:span><text:span text:style-name="T22">id_paciente</text:span><text:span text:style-name="T7"> com o mesmo </text:span><text:span text:style-name="T22">tempo_chegada_hora</text:span><text:span text:style-name="T7"> e </text:span><text:span text:style-name="T22">cnpj_unidade</text:span><text:span text:style-name="T10">:</text:span></text:p>
      <text:list text:style-name="WWNum8">
        <text:list-item>
          <text:p text:style-name="P17" loext:marker-style-name="T5"><text:span text:style-name="T6">Agrupar:</text:span><text:span text:style-name="T7"> Unir esses registros em um só.</text:span></text:p>
        </text:list-item>
        <text:list-item>
          <text:p text:style-name="P17" loext:marker-style-name="T5"><text:span text:style-name="T6">Duração:</text:span><text:span text:style-name="T7"> Somar os tempos de permanência (se forem sequenciais) ou pegar o valor máximo (se forem sobrepostos).</text:span></text:p>
        </text:list-item>
        <text:list-item>
          <text:p text:style-name="P17" loext:marker-style-name="T5"><text:span text:style-name="T6">Filtrar:</text:span><text:span text:style-name="T7"> Se o tempo de chegada for exatamente o limite do mês (720.0), </text:span><text:span text:style-name="T21">devemos</text:span><text:span text:style-name="T7"> considerar que esse paciente é um "remanescente" do mês anterior e já deve iniciar ocupando um leito na hora zero.</text:span></text:p>
        </text:list-item>
      </text:list>
      <text:p text:style-name="P1" loext:marker-style-name="T4"/>
      <text:p text:style-name="P6" loext:marker-style-name="T5"><text:span text:style-name="T10">Como uma contribuição metodológica:</text:span><text:span text:style-name="T10"/></text:p>
      <text:p text:style-name="Standard" loext:marker-style-name="T4"><text:span text:style-name="T14">"Durante a mineração dos dados reais da base PCDaS, identificou-se a presença de registros administrativos redundantes decorrentes do faturamento mensal do SUS. Para evitar a inflação artificial da demanda, aplicou-se uma técnica de de-duplicação baseada no identificador único da AIH, garantindo que o otimizador trate internações de longa permanência como ocupações contínuas de um único leito."</text:span><text:span text:style-name="T1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pitch="variable"/>
    <style:font-face style:name="Courier New" svg:font-family="'Courier New'" style:font-adornments="Normal" style:font-family-generic="modern" style:font-pitch="fixed"/>
    <style:font-face style:name="DM Mono" svg:font-family="'DM Mono'" style:font-pitch="variable"/>
    <style:font-face style:name="DM Mono1" svg:font-family="'DM Mono'" style:font-family-generic="system" style:font-pitch="variable"/>
    <style:font-face style:name="Inter" svg:font-family="Inter" style:font-pitch="variable"/>
    <style:font-face style:name="Inter1" svg:font-family="Inter" style:font-family-generic="roman" style:font-pitch="variable"/>
    <style:font-face style:name="Inter2" svg:font-family="Inter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Emoji" svg:font-family="'Segoe UI Emoji'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>
      <style:text-properties style:font-name="Calibri" fo:font-family="Calibri" style:font-pitch="variable" fo:font-size="12pt" style:font-name-asian="Times New Roman" style:font-family-asian="'Times New Roman'" style:font-family-generic-asian="system" style:font-pitch-asian="variable" style:font-size-asian="12pt"/>
    </style:style>
    <style:style style:name="Line_20_Numbering" style:display-name="Line Numbering" style:family="text" style:parent-style-name="Default_20_Paragraph_20_Font"/>
    <style:style style:name="Internet_20_Link" style:display-name="Internet Link" style:family="text">
      <style:text-properties fo:color="#0000ff" loext:opacity="100%" style:font-name="Calibri" fo:font-family="Calibri" style:font-pitch="variable" fo:font-size="12pt" style:text-underline-style="solid" style:text-underline-width="auto" style:text-underline-color="font-color" style:font-name-asian="Times New Roman" style:font-family-asian="'Times New Roman'" style:font-family-generic-asian="system" style:font-pitch-asian="variable" style:font-size-asian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Liberation Serif" fo:font-family="'Liberation Serif'" style:font-pitch="variable" style:font-name-asian="Times New Roman" style:font-family-asian="'Times New Roman'" style:font-family-generic-asian="system" style:font-pitch-asian="variable"/>
    </style:style>
    <style:style style:name="ListLabel_20_20" style:display-name="ListLabel 20" style:family="text">
      <style:text-properties style:font-name="Liberation Serif" fo:font-family="'Liberation Serif'" style:font-pitch="variable" style:font-name-asian="Times New Roman" style:font-family-asian="'Times New Roman'" style:font-family-generic-asian="system" style:font-pitch-asian="variable"/>
    </style:style>
    <style:style style:name="ListLabel_20_21" style:display-name="ListLabel 21" style:family="text">
      <style:text-properties style:font-name="Liberation Serif" fo:font-family="'Liberation Serif'" style:font-pitch="variable"/>
    </style:style>
    <style:style style:name="ListLabel_20_22" style:display-name="ListLabel 22" style:family="text">
      <style:text-properties style:font-name="Liberation Serif" fo:font-family="'Liberation Serif'" style:font-pitch="variable"/>
    </style:style>
    <style:style style:name="ListLabel_20_23" style:display-name="ListLabel 23" style:family="text">
      <style:text-properties style:font-name="Liberation Serif" fo:font-family="'Liberation Serif'" style:font-pitch="variable"/>
    </style:style>
    <style:style style:name="ListLabel_20_24" style:display-name="ListLabel 24" style:family="text">
      <style:text-properties style:font-name="Liberation Serif" fo:font-family="'Liberation Serif'" style:font-pitch="variable"/>
    </style:style>
    <style:style style:name="ListLabel_20_25" style:display-name="ListLabel 25" style:family="text">
      <style:text-properties style:font-name="Liberation Serif" fo:font-family="'Liberation Serif'" style:font-pitch="variable"/>
    </style:style>
    <style:style style:name="ListLabel_20_26" style:display-name="ListLabel 26" style:family="text">
      <style:text-properties style:font-name="Liberation Serif" fo:font-family="'Liberation Serif'" style:font-pitch="variable"/>
    </style:style>
    <style:style style:name="ListLabel_20_27" style:display-name="ListLabel 27" style:family="text">
      <style:text-properties style:font-name="Liberation Serif" fo:font-family="'Liberation Serif'" style:font-pitch="variable"/>
    </style:style>
    <style:style style:name="ListLabel_20_28" style:display-name="ListLabel 28" style:family="text"/>
    <style:style style:name="ListLabel_20_29" style:display-name="ListLabel 29" style:family="text">
      <style:text-properties style:font-name="Liberation Serif" fo:font-family="'Liberation Serif'" style:font-pitch="variable" style:font-name-asian="Times New Roman" style:font-family-asian="'Times New Roman'" style:font-family-generic-asian="system" style:font-pitch-asian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Liberation Serif" fo:font-family="'Liberation Serif'" style:font-pitch="variable" style:font-name-asian="Times New Roman" style:font-family-asian="'Times New Roman'" style:font-family-generic-asian="system" style:font-pitch-asian="variable"/>
    </style:style>
    <style:style style:name="ListLabel_20_38" style:display-name="ListLabel 38" style:family="text">
      <style:text-properties style:font-name="Liberation Serif" fo:font-family="'Liberation Serif'" style:font-pitch="variable"/>
    </style:style>
    <style:style style:name="ListLabel_20_39" style:display-name="ListLabel 39" style:family="text">
      <style:text-properties style:font-name="Liberation Serif" fo:font-family="'Liberation Serif'" style:font-pitch="variable"/>
    </style:style>
    <style:style style:name="ListLabel_20_40" style:display-name="ListLabel 40" style:family="text">
      <style:text-properties style:font-name="Liberation Serif" fo:font-family="'Liberation Serif'" style:font-pitch="variable"/>
    </style:style>
    <style:style style:name="ListLabel_20_41" style:display-name="ListLabel 41" style:family="text">
      <style:text-properties style:font-name="Liberation Serif" fo:font-family="'Liberation Serif'" style:font-pitch="variable"/>
    </style:style>
    <style:style style:name="ListLabel_20_42" style:display-name="ListLabel 42" style:family="text">
      <style:text-properties style:font-name="Liberation Serif" fo:font-family="'Liberation Serif'" style:font-pitch="variable"/>
    </style:style>
    <style:style style:name="ListLabel_20_43" style:display-name="ListLabel 43" style:family="text">
      <style:text-properties style:font-name="Liberation Serif" fo:font-family="'Liberation Serif'" style:font-pitch="variable"/>
    </style:style>
    <style:style style:name="ListLabel_20_44" style:display-name="ListLabel 44" style:family="text">
      <style:text-properties style:font-name="Liberation Serif" fo:font-family="'Liberation Serif'" style:font-pitch="variable"/>
    </style:style>
    <style:style style:name="ListLabel_20_45" style:display-name="ListLabel 45" style:family="text">
      <style:text-properties style:font-name="Liberation Serif" fo:font-family="'Liberation Serif'" style:font-pitch="variable"/>
    </style:style>
    <style:style style:name="ListLabel_20_46" style:display-name="ListLabel 46" style:family="text">
      <style:text-properties style:font-name="Liberation Serif" fo:font-family="'Liberation Serif'" style:font-pitch="variable" style:font-name-asian="Times New Roman" style:font-family-asian="'Times New Roman'" style:font-family-generic-asian="system" style:font-pitch-asian="variable"/>
    </style:style>
    <style:style style:name="ListLabel_20_47" style:display-name="ListLabel 47" style:family="text">
      <style:text-properties style:font-name="Liberation Serif" fo:font-family="'Liberation Serif'" style:font-pitch="variable"/>
    </style:style>
    <style:style style:name="ListLabel_20_48" style:display-name="ListLabel 48" style:family="text">
      <style:text-properties style:font-name="Liberation Serif" fo:font-family="'Liberation Serif'" style:font-pitch="variable"/>
    </style:style>
    <style:style style:name="ListLabel_20_49" style:display-name="ListLabel 49" style:family="text">
      <style:text-properties style:font-name="Liberation Serif" fo:font-family="'Liberation Serif'" style:font-pitch="variable"/>
    </style:style>
    <style:style style:name="ListLabel_20_50" style:display-name="ListLabel 50" style:family="text">
      <style:text-properties style:font-name="Liberation Serif" fo:font-family="'Liberation Serif'" style:font-pitch="variable"/>
    </style:style>
    <style:style style:name="ListLabel_20_51" style:display-name="ListLabel 51" style:family="text">
      <style:text-properties style:font-name="Liberation Serif" fo:font-family="'Liberation Serif'" style:font-pitch="variable"/>
    </style:style>
    <style:style style:name="ListLabel_20_52" style:display-name="ListLabel 52" style:family="text">
      <style:text-properties style:font-name="Liberation Serif" fo:font-family="'Liberation Serif'" style:font-pitch="variable"/>
    </style:style>
    <style:style style:name="ListLabel_20_53" style:display-name="ListLabel 53" style:family="text">
      <style:text-properties style:font-name="Liberation Serif" fo:font-family="'Liberation Serif'" style:font-pitch="variable"/>
    </style:style>
    <style:style style:name="ListLabel_20_54" style:display-name="ListLabel 54" style:family="text">
      <style:text-properties style:font-name="Liberation Serif" fo:font-family="'Liberation Serif'" style:font-pitch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is-legal="true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is-legal="true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is-legal="true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is-legal="true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is-legal="true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is-legal="true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is-legal="true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is-legal="true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is-legal="true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is-legal="true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is-legal="true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is-legal="true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ListLabel_20_2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ListLabel_20_2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ListLabel_20_2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ListLabel_20_2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text:style-name="ListLabel_20_30" loext:is-legal="true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is-legal="true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is-legal="true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is-legal="true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is-legal="true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3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ListLabel_20_4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ListLabel_20_4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ListLabel_20_4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ListLabel_20_4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4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ListLabel_20_4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ListLabel_20_5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ListLabel_20_5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ListLabel_20_5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is-legal="true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is-legal="true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is-legal="true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is-legal="true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is-legal="true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is-legal="true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is-legal="true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is-legal="true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is-legal="true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is-legal="true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is-legal="true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is-legal="true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4T19:12:58.151000000</meta:creation-date>
    <dc:date>2026-01-04T19:36:24.474000000</dc:date>
    <meta:editing-duration>PT12M21S</meta:editing-duration>
    <meta:editing-cycles>3</meta:editing-cycles>
    <meta:generator>LibreOffice/24.8.0.3$Windows_X86_64 LibreOffice_project/0bdf1299c94fe897b119f97f3c613e9dca6be583</meta:generator>
    <meta:document-statistic meta:table-count="1" meta:image-count="0" meta:object-count="0" meta:page-count="4" meta:paragraph-count="76" meta:word-count="1128" meta:character-count="6957" meta:non-whitespace-character-count="5937"/>
  </office:meta>
</office:document-meta>
</file>